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463cm" fo:margin-left="0.116cm" table:align="left"/>
    </style:style>
    <style:style style:name="Table1.A" style:family="table-column">
      <style:table-column-properties style:column-width="1.296cm"/>
    </style:style>
    <style:style style:name="Table1.B" style:family="table-column">
      <style:table-column-properties style:column-width="7.329cm"/>
    </style:style>
    <style:style style:name="Table1.C" style:family="table-column">
      <style:table-column-properties style:column-width="0.132cm"/>
    </style:style>
    <style:style style:name="Table1.D" style:family="table-column">
      <style:table-column-properties style:column-width="2.434cm"/>
    </style:style>
    <style:style style:name="Table1.E" style:family="table-column">
      <style:table-column-properties style:column-width="2.963cm"/>
    </style:style>
    <style:style style:name="Table1.F" style:family="table-column">
      <style:table-column-properties style:column-width="3.307cm"/>
    </style:style>
    <style:style style:name="Table1.1" style:family="table-row">
      <style:table-row-properties style:min-row-height="2.143cm"/>
    </style:style>
    <style:style style:name="Tab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609cm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-left="none" fo:border-right="0.05pt solid #000000" fo:border-top="none" fo:border-bottom="none"/>
    </style:style>
    <style:style style:name="Table1.3" style:family="table-row">
      <style:table-row-properties style:min-row-height="0.63cm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4" style:family="table-row">
      <style:table-row-properties style:min-row-height="2.434cm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7" style:family="table-row">
      <style:table-row-properties style:min-row-height="0.651cm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8" style:family="table-row">
      <style:table-row-properties style:min-row-height="0.616cm"/>
    </style:style>
    <style:style style:name="Table1.9" style:family="table-row">
      <style:table-row-properties style:min-row-height="1.64cm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ce" fo:font-size="13pt" style:font-size-asian="13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3" style:family="paragraph" style:parent-style-name="Table_20_Contents"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Times New Romance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c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ce"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style:font-name="Times New Romance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"><text:s text:c="108"/>VVTi/STO/QP/005/014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2">V.V. TITANIUM PIGMENTS PRIVATE LIMITED</text:p>
            <text:p text:style-name="P1">Thoothukudi.</text:p>
            <text:p text:style-name="P1"/>
            <text:p text:style-name="P15"><text:span text:style-name="T3">GATE PASS REQUISITION</text:span><text:span text:style-name="T5"> <text:s text:c="9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<text:placeholder text:placeholder-type="text">&lt;o.name or ''&gt;</text:placeholder></text:p>
          </table:table-cell>
          <table:covered-table-cell/>
          <table:table-cell table:style-name="Table1.C2" table:number-columns-spanned="4" office:value-type="string">
            <text:p text:style-name="P14"><text:placeholder text:placeholder-type="text">&lt;get_type(o.gpass_type) or ''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6" office:value-type="string">
            <text:p text:style-name="P9">Date: <text:placeholder text:placeholder-type="text">&lt;get_date(o.service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6" office:value-type="string">
            <text:p text:style-name="P3"><text:span text:style-name="T4">To</text:span> </text:p>
            <text:p text:style-name="P10"><text:s text:c="8"/>Stores Incharge</text:p>
            <text:p text:style-name="P3"><text:span text:style-name="T1"><text:s/></text:span>Please arrange a gate pass to M/s: <text:span text:style-name="T2"><text:placeholder text:placeholder-type="text">&lt;o.vendor_id.name&gt;</text:placeholder></text:span> for the following items to be sent through Mr. <text:s/><text:span text:style-name="T2"><text:placeholder text:placeholder-type="text">&lt;o.carrier_name&gt;</text:placeholder></text:span> wide Truck No. <text:span text:style-name="T2"><text:placeholder text:placeholder-type="text">&lt;o.truck_no&gt;</text:placeholder></text:span>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7">Sl.No</text:p>
          </table:table-cell>
          <table:table-cell table:style-name="Table1.A5" table:number-columns-spanned="2" office:value-type="string">
            <text:p text:style-name="P7">Item Description</text:p>
          </table:table-cell>
          <table:covered-table-cell/>
          <table:table-cell table:style-name="Table1.A5" office:value-type="string">
            <text:p text:style-name="P7">UOM</text:p>
          </table:table-cell>
          <table:table-cell table:style-name="Table1.A5" office:value-type="string">
            <text:p text:style-name="P7">Quantity</text:p>
            <text:p text:style-name="P7"/>
          </table:table-cell>
          <table:table-cell table:style-name="Table1.A4" office:value-type="string">
            <text:p text:style-name="P7">Approximate Value</text:p>
          </table:table-cell>
        </table:table-row>
        <table:table-row>
          <table:table-cell table:style-name="Table1.A4" table:number-columns-spanned="6" office:value-type="string">
            <text:p text:style-name="P5"><text:placeholder text:placeholder-type="text">&lt;for each="sequence,line in enumerate(o.service_gpass_req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4"><text:placeholder text:placeholder-type="text">&lt;sequence+1&gt;</text:placeholder></text:p>
          </table:table-cell>
          <table:table-cell table:style-name="Table1.A7" table:number-columns-spanned="2" office:value-type="string">
            <text:p text:style-name="P5"><text:placeholder text:placeholder-type="text">&lt;line.item_desc or ''&gt;</text:placeholder></text:p>
          </table:table-cell>
          <table:covered-table-cell/>
          <table:table-cell table:style-name="Table1.A7" office:value-type="string">
            <text:p text:style-name="P4"><text:placeholder text:placeholder-type="text">&lt;line.uom_po_id.name or ''&gt;</text:placeholder></text:p>
          </table:table-cell>
          <table:table-cell table:style-name="Table1.A7" office:value-type="string">
            <text:p text:style-name="P6"><text:placeholder text:placeholder-type="text">&lt;get_amt(line.service_qty) or 0&gt;</text:placeholder></text:p>
          </table:table-cell>
          <table:table-cell table:style-name="Table1.F7" office:value-type="string">
            <text:p text:style-name="P4"><text:placeholder text:placeholder-type="text">&lt;get_amt(line.approx_qty) or 0&gt;</text:placeholder></text:p>
          </table:table-cell>
        </table:table-row>
        <table:table-row table:style-name="Table1.8">
          <table:table-cell table:style-name="Table1.A4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0">Purpose: <text:placeholder text:placeholder-type="text">&lt;o.purpose or ''&gt;</text:placeholder></text:p>
            <text:p text:style-name="P10"/>
            <text:p text:style-name="P10">Expected Date of Return: <text:placeholder text:placeholder-type="text">&lt;get_date(o.exp_return_date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4" table:number-columns-spanned="6" office:value-type="string">
            <text:p text:style-name="P12">Requisitioner: <text:placeholder text:placeholder-type="text">&lt;o.employee_id.last_name or ''&gt;</text:placeholder> <text:placeholder text:placeholder-type="text">&lt;o.employee_id.name or ''&gt;</text:placeholder></text:p>
            <text:p text:style-name="P11"/>
            <text:p text:style-name="P11"/>
            <text:p text:style-name="P11">SIGNATURE OF H.O.D</text:p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11-06T09:35:38</dc:date>
    <meta:editing-duration>PT1H45M5S</meta:editing-duration>
    <meta:editing-cycles>119</meta:editing-cycles>
    <meta:generator>LibreOffice/3.5$Linux_x86 LibreOffice_project/350m1$Build-2</meta:generator>
    <dc:creator>Dev127 </dc:creator>
    <meta:document-statistic meta:table-count="1" meta:image-count="0" meta:object-count="0" meta:page-count="1" meta:paragraph-count="26" meta:word-count="87" meta:character-count="873" meta:non-whitespace-character-count="682"/>
  </office:meta>
</office:document-meta>
</file>